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arial" svg:font-family="arial,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officeooo:rsid="00201700" officeooo:paragraph-rsid="00201700" style:font-weight-asian="bold" style:font-weight-complex="bold"/>
    </style:style>
    <style:style style:name="P2" style:family="paragraph" style:parent-style-name="Standard">
      <style:text-properties fo:font-weight="normal" officeooo:rsid="006ce01a" officeooo:paragraph-rsid="006ce01a" style:font-weight-asian="normal" style:font-weight-complex="normal"/>
    </style:style>
    <style:style style:name="P3" style:family="paragraph" style:parent-style-name="Standard">
      <style:text-properties fo:font-weight="normal" officeooo:rsid="005ee121" officeooo:paragraph-rsid="006ce01a" style:font-weight-asian="normal" style:font-weight-complex="normal"/>
    </style:style>
    <style:style style:name="P4" style:family="paragraph" style:parent-style-name="Text_20_body">
      <style:text-properties officeooo:rsid="005ee121" officeooo:paragraph-rsid="005ee121"/>
    </style:style>
    <style:style style:name="P5" style:family="paragraph" style:parent-style-name="Text_20_body">
      <style:text-properties fo:font-weight="bold" officeooo:rsid="005dca5f" officeooo:paragraph-rsid="00753294" style:font-weight-asian="bold" style:font-weight-complex="bold"/>
    </style:style>
    <style:style style:name="P6" style:family="paragraph" style:parent-style-name="Text_20_body">
      <style:text-properties fo:font-weight="bold" officeooo:rsid="0063cfbb" officeooo:paragraph-rsid="0063cfbb" style:font-weight-asian="bold" style:font-weight-complex="bold"/>
    </style:style>
    <style:style style:name="P7" style:family="paragraph" style:parent-style-name="Text_20_body">
      <style:text-properties officeooo:paragraph-rsid="007b6290"/>
    </style:style>
    <style:style style:name="P8" style:family="paragraph" style:parent-style-name="Standard">
      <style:text-properties fo:font-weight="normal" officeooo:rsid="006ce01a" officeooo:paragraph-rsid="006ce01a" style:font-weight-asian="normal" style:font-weight-complex="normal"/>
    </style:style>
    <style:style style:name="P9" style:family="paragraph" style:parent-style-name="Standard">
      <style:text-properties fo:font-weight="normal" officeooo:rsid="006ce01a" officeooo:paragraph-rsid="007e8d82" style:font-weight-asian="normal" style:font-weight-complex="normal"/>
    </style:style>
    <style:style style:name="P10" style:family="paragraph" style:parent-style-name="Standard">
      <style:text-properties officeooo:paragraph-rsid="0077ba01"/>
    </style:style>
    <style:style style:name="P11" style:family="paragraph" style:parent-style-name="Standard">
      <style:text-properties officeooo:paragraph-rsid="0082d22b"/>
    </style:style>
    <style:style style:name="P12" style:family="paragraph" style:parent-style-name="Standard">
      <style:text-properties officeooo:paragraph-rsid="00857099"/>
    </style:style>
    <style:style style:name="P13" style:family="paragraph" style:parent-style-name="Standard">
      <style:text-properties officeooo:paragraph-rsid="00861ee3"/>
    </style:style>
    <style:style style:name="P14" style:family="paragraph" style:parent-style-name="Standard">
      <style:text-properties officeooo:paragraph-rsid="0086b62a"/>
    </style:style>
    <style:style style:name="P15" style:family="paragraph" style:parent-style-name="Text_20_body">
      <style:text-properties fo:font-weight="bold" officeooo:rsid="0073e3c1" officeooo:paragraph-rsid="0073e3c1" style:font-weight-asian="bold" style:font-weight-complex="bold"/>
    </style:style>
    <style:style style:name="P16" style:family="paragraph" style:parent-style-name="Text_20_body">
      <style:text-properties fo:font-weight="bold" officeooo:rsid="005dca5f" officeooo:paragraph-rsid="00753294" style:font-weight-asian="bold" style:font-weight-complex="bold"/>
    </style:style>
    <style:style style:name="P17" style:family="paragraph" style:parent-style-name="Text_20_body">
      <style:text-properties officeooo:rsid="00753294" officeooo:paragraph-rsid="0082d22b"/>
    </style:style>
    <style:style style:name="P18" style:family="paragraph" style:parent-style-name="Text_20_body">
      <style:text-properties officeooo:paragraph-rsid="0077ba01"/>
    </style:style>
    <style:style style:name="P19" style:family="paragraph" style:parent-style-name="Text_20_body">
      <style:text-properties officeooo:paragraph-rsid="0082d22b"/>
    </style:style>
    <style:style style:name="P20" style:family="paragraph" style:parent-style-name="Text_20_body">
      <style:text-properties officeooo:rsid="006269c8" officeooo:paragraph-rsid="006269c8"/>
    </style:style>
    <style:style style:name="P21" style:family="paragraph" style:parent-style-name="Text_20_body">
      <style:text-properties officeooo:paragraph-rsid="0082d943"/>
    </style:style>
    <style:style style:name="P22" style:family="paragraph" style:parent-style-name="Text_20_body">
      <style:text-properties officeooo:rsid="0082d943" officeooo:paragraph-rsid="0082d943"/>
    </style:style>
    <style:style style:name="P23" style:family="paragraph" style:parent-style-name="Text_20_body">
      <style:text-properties officeooo:paragraph-rsid="008337a8"/>
    </style:style>
    <style:style style:name="P24" style:family="paragraph" style:parent-style-name="Text_20_body">
      <style:text-properties officeooo:paragraph-rsid="00836d11"/>
    </style:style>
    <style:style style:name="P25" style:family="paragraph" style:parent-style-name="Text_20_body">
      <style:text-properties officeooo:rsid="00836d11" officeooo:paragraph-rsid="00836d11"/>
    </style:style>
    <style:style style:name="P26" style:family="paragraph" style:parent-style-name="Text_20_body">
      <style:text-properties officeooo:rsid="008438e0" officeooo:paragraph-rsid="008438e0"/>
    </style:style>
    <style:style style:name="P27" style:family="paragraph" style:parent-style-name="Text_20_body">
      <style:text-properties officeooo:paragraph-rsid="00843f05"/>
    </style:style>
    <style:style style:name="P28" style:family="paragraph" style:parent-style-name="Text_20_body">
      <style:text-properties officeooo:paragraph-rsid="00857099"/>
    </style:style>
    <style:style style:name="T1" style:family="text">
      <style:text-properties fo:font-weight="bold" style:font-weight-asian="bold" style:font-weight-complex="bold"/>
    </style:style>
    <style:style style:name="T2" style:family="text">
      <style:text-properties fo:font-weight="bold" officeooo:rsid="006512fc" style:font-weight-asian="bold" style:font-weight-complex="bold"/>
    </style:style>
    <style:style style:name="T3" style:family="text">
      <style:text-properties fo:font-weight="bold" officeooo:rsid="005ee121" style:font-weight-asian="bold" style:font-weight-complex="bold"/>
    </style:style>
    <style:style style:name="T4" style:family="text">
      <style:text-properties fo:font-weight="bold" officeooo:rsid="0077ba01" style:font-weight-asian="bold" style:font-weight-complex="bold"/>
    </style:style>
    <style:style style:name="T5" style:family="text">
      <style:text-properties fo:font-weight="bold" officeooo:rsid="005dca5f" style:font-weight-asian="bold" style:font-weight-complex="bold"/>
    </style:style>
    <style:style style:name="T6" style:family="text">
      <style:text-properties fo:font-weight="bold" officeooo:rsid="00822cf7" style:font-weight-asian="bold" style:font-weight-complex="bold"/>
    </style:style>
    <style:style style:name="T7" style:family="text">
      <style:text-properties fo:font-weight="bold" officeooo:rsid="0082d22b" style:font-weight-asian="bold" style:font-weight-complex="bold"/>
    </style:style>
    <style:style style:name="T8" style:family="text">
      <style:text-properties fo:font-weight="bold" officeooo:rsid="008337a8" style:font-weight-asian="bold" style:font-weight-complex="bold"/>
    </style:style>
    <style:style style:name="T9" style:family="text">
      <style:text-properties fo:font-weight="bold" officeooo:rsid="00836d11" style:font-weight-asian="bold" style:font-weight-complex="bold"/>
    </style:style>
    <style:style style:name="T10" style:family="text">
      <style:text-properties fo:font-weight="bold" officeooo:rsid="008438e0" style:font-weight-asian="bold" style:font-weight-complex="bold"/>
    </style:style>
    <style:style style:name="T11" style:family="text">
      <style:text-properties fo:font-weight="bold" officeooo:rsid="0086b62a" style:font-weight-asian="bold" style:font-weight-complex="bold"/>
    </style:style>
    <style:style style:name="T12" style:family="text">
      <style:text-properties officeooo:rsid="0025c232"/>
    </style:style>
    <style:style style:name="T13" style:family="text">
      <style:text-properties officeooo:rsid="0029c951"/>
    </style:style>
    <style:style style:name="T14" style:family="text">
      <style:text-properties officeooo:rsid="005d7caa"/>
    </style:style>
    <style:style style:name="T15" style:family="text">
      <style:text-properties officeooo:rsid="005ee121"/>
    </style:style>
    <style:style style:name="T16" style:family="text">
      <style:text-properties officeooo:rsid="006512fc"/>
    </style:style>
    <style:style style:name="T17" style:family="text">
      <style:text-properties officeooo:rsid="00756333"/>
    </style:style>
    <style:style style:name="T18" style:family="text">
      <style:text-properties fo:font-weight="normal" style:font-weight-asian="normal" style:font-weight-complex="normal"/>
    </style:style>
    <style:style style:name="T19" style:family="text">
      <style:text-properties fo:font-weight="normal" officeooo:rsid="0077ba01" style:font-weight-asian="normal" style:font-weight-complex="normal"/>
    </style:style>
    <style:style style:name="T20" style:family="text">
      <style:text-properties fo:font-weight="normal" officeooo:rsid="0078be52" style:font-weight-asian="normal" style:font-weight-complex="normal"/>
    </style:style>
    <style:style style:name="T21" style:family="text">
      <style:text-properties fo:font-weight="normal" officeooo:rsid="007e8d82" style:font-weight-asian="normal" style:font-weight-complex="normal"/>
    </style:style>
    <style:style style:name="T22" style:family="text">
      <style:text-properties fo:font-weight="normal" officeooo:rsid="007f98f5" style:font-weight-asian="normal" style:font-weight-complex="normal"/>
    </style:style>
    <style:style style:name="T23" style:family="text">
      <style:text-properties fo:font-weight="normal" officeooo:rsid="0082d22b" style:font-weight-asian="normal" style:font-weight-complex="normal"/>
    </style:style>
    <style:style style:name="T24" style:family="text">
      <style:text-properties fo:font-weight="normal" officeooo:rsid="00857099" style:font-weight-asian="normal" style:font-weight-complex="normal"/>
    </style:style>
    <style:style style:name="T25" style:family="text">
      <style:text-properties fo:font-weight="normal" officeooo:rsid="00861ee3" style:font-weight-asian="normal" style:font-weight-complex="normal"/>
    </style:style>
    <style:style style:name="T26" style:family="text">
      <style:text-properties fo:font-weight="normal" officeooo:rsid="0086b62a" style:font-weight-asian="normal" style:font-weight-complex="normal"/>
    </style:style>
    <style:style style:name="T27" style:family="text">
      <style:text-properties officeooo:rsid="007aaff5"/>
    </style:style>
    <style:style style:name="T28" style:family="text">
      <style:text-properties officeooo:rsid="005dca5f"/>
    </style:style>
    <style:style style:name="T29" style:family="text">
      <style:text-properties officeooo:rsid="007b6290"/>
    </style:style>
    <style:style style:name="T30" style:family="text">
      <style:text-properties officeooo:rsid="007e8d82"/>
    </style:style>
    <style:style style:name="T31" style:family="text">
      <style:text-properties fo:color="#000000" style:font-name="Liberation Serif" fo:font-size="12pt" style:font-size-asian="12pt" style:font-size-complex="12pt"/>
    </style:style>
    <style:style style:name="T32" style:family="text">
      <style:text-properties fo:color="#000000" style:font-name="Liberation Serif" fo:font-size="12pt" officeooo:rsid="0082d22b" style:font-size-asian="12pt" style:font-size-complex="12pt"/>
    </style:style>
    <style:style style:name="T33" style:family="text">
      <style:text-properties style:font-name="Liberation Serif" fo:font-size="12pt" style:font-size-asian="12pt" style:font-size-complex="12pt"/>
    </style:style>
    <style:style style:name="T34" style:family="text">
      <style:text-properties officeooo:rsid="00822cf7"/>
    </style:style>
    <style:style style:name="T35" style:family="text">
      <style:text-properties officeooo:rsid="0082d22b"/>
    </style:style>
    <style:style style:name="T36" style:family="text">
      <style:text-properties style:text-position="super 58%" officeooo:rsid="006512fc"/>
    </style:style>
    <style:style style:name="T37" style:family="text">
      <style:text-properties officeooo:rsid="008337a8"/>
    </style:style>
    <style:style style:name="T38" style:family="text">
      <style:text-properties officeooo:rsid="00836d11"/>
    </style:style>
    <style:style style:name="T39" style:family="text">
      <style:text-properties officeooo:rsid="008438e0"/>
    </style:style>
    <style:style style:name="T40" style:family="text">
      <style:text-properties officeooo:rsid="00843f05"/>
    </style:style>
    <style:style style:name="T41" style:family="text">
      <style:text-properties officeooo:rsid="00857099"/>
    </style:style>
    <style:style style:name="T42" style:family="text">
      <style:text-properties officeooo:rsid="00861ee3"/>
    </style:style>
    <style:style style:name="T43" style:family="text">
      <style:text-properties officeooo:rsid="0086b62a"/>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14">22 October</text:span> 2014 transmission <text:span text:style-name="T14">23 October</text:span> 201<text:span text:style-name="T12">4</text:span></text:p>
      <text:p text:style-name="P1"/>
      <text:p text:style-name="P1"><text:span text:style-name="T13">[0] </text:span>Introduction</text:p>
      <text:p text:style-name="P2">Hello <text:span text:style-name="T30">everybody and welcome to the October edition of IT Stuff.</text:span> </text:p>
      <text:p text:style-name="P3"/>
      <text:p text:style-name="P9">Coming up, we’ll be plugging <text:span text:style-name="T30">a really important regular new event for young people here in Bradford. In a previous show we talked about the Coder Dojo in Manchester, well now there’s going to be a Coder Dojo in Bradford, where our kind of kids can go and code and make friends and be cool and do cool stuff, and the first one is this Saturday and we’re really excited about it! and we’ll have all the poop about that twelve minutes from now!</text:span></text:p>
      <text:p text:style-name="P9"/>
      <text:p text:style-name="P9"><text:span text:style-name="T30">Also we’ll be debriefing the recent</text:span> <text:span text:style-name="T30">evening at the Media Museum</text:span>, and we’<text:span text:style-name="T30">ll</text:span> have <text:span text:style-name="T30">another batch of</text:span> <text:span text:style-name="T30">interviews</text:span> from the recent Leeds Hack event.</text:p>
      <text:p text:style-name="P2"/>
      <text:p text:style-name="P4">But <text:span text:style-name="T30">first let’s review the past month’s news.</text:span></text:p>
      <text:p text:style-name="P21"><text:span text:style-name="T3">[2 Min]</text:span><text:span text:style-name="T15"> Well there are plenty of </text:span><text:span text:style-name="T3">things we don’t actually want to talk about</text:span><text:span text:style-name="T15">.</text:span></text:p>
      <text:p text:style-name="P21"><text:span text:style-name="T15">Windows 10 is coming and they say they have finally fixed everything.</text:span></text:p>
      <text:p text:style-name="P22">There will be stiff sentences for what they call trolling, but it’s not really trolling. <text:s/>Trolling is funny. Harassment and intimidation is not funny and it gives trolling a bad name. <text:s/>Lock em up.</text:p>
      <text:p text:style-name="P22">Someone edited UKIP MEP Paul Nuttall’s Wikipedia article to say that he used to be Bungle on Rainbow. <text:span text:style-name="T38">*THAT* is trolling. He denies it, by the way.</text:span></text:p>
      <text:p text:style-name="P23"><text:span text:style-name="T37">On the subject of UK IP, the </text:span>f<text:span text:style-name="T18">irst UK IPv6 Council eve</text:span>nt <text:span text:style-name="T37">took place </text:span>in London <text:span text:style-name="T37">but</text:span> the venue’<text:span text:style-name="T37">s wifi was IPv4 only.</text:span></text:p>
      <text:p text:style-name="P23"><text:span text:style-name="T37">The plague of security scares is continuing. Following Heartbleed and Shellshock, the latest scare is called </text:span><text:span text:style-name="T8">Poodle</text:span><text:span text:style-name="T37">. <text:s/>Does that scare sound scary? <text:s/>Poodle? <text:s/>Don’t have nightmares.</text:span></text:p>
      <text:p text:style-name="P24"><text:span text:style-name="T8">[5 min]</text:span><text:span text:style-name="T37"> </text:span><text:span text:style-name="T8">Ada Lovelace day</text:span><text:span text:style-name="T37"> came and went again but nothing changed, as usual. The new Microsoft CEO (a bloke) said that despite the gender pay gap women shouldn’t ask for pay rises. Not asking would give them good karma. He made these comments from the stage at the </text:span>Grace Hopper Celebration of Women in Computing.</text:p>
      <text:p text:style-name="P24"><text:span text:style-name="T38">Then there was </text:span><text:span text:style-name="T9">Gamergate</text:span><text:span text:style-name="T38">. Folks, can you explain Gamergate for me and the listeners?</text:span></text:p>
      <text:p text:style-name="P26"><text:span text:style-name="T1">[8 Min]</text:span> Social networking news: Twitpic is shutting down, <text:span text:style-name="T41">for real this time, after a rescue deal collapsed</text:span>. Facebook apologised for banning drag queens’ profiles because of their Real Names policy, and then they banned some more anyway. So it’s no wonder that people are eager to try out new social networks. </text:p>
      <text:p text:style-name="P28"><text:span text:style-name="T39">A new network called </text:span><text:span text:style-name="T10">Ello</text:span><text:span text:style-name="T39"> has just opened on an invitation-only basis. </text:span>Ello describes itself as “simple, beautiful and ad-free”. <text:span text:style-name="T39">The interweb went wild, searches for Ello hit a huge peak at the end of September - </text:span>31,000 <text:span text:style-name="T41">invitation </text:span>requests an hour -<text:span text:style-name="T41"> but since then it’s totally collapsed, as people turn up, look round, find nobody’s there, and go back to Facebook. Hello Ello. Goodbye Ello.</text:span></text:p>
      <text:p text:style-name="P27"><text:span text:style-name="T39">And another network called </text:span><text:span text:style-name="T10">Whisper</text:span><text:span text:style-name="T39"> is in the news. <text:s/>Whisper promises enhanced privacy, it says you can</text:span> “anonymously share your thoughts and secrets” and has billed itself as a platform for whistleblowers. <text:span text:style-name="T39">(guess what’s coming) Unfortunately, an eagle eyed journalist visiting their offices spotted that they are passing details, including people’s location data with accuracy down to 100 metres, to the US Department of Defense, and </text:span>on occasions to the FBI and MI5. <text:s/><text:span text:style-name="T40">They didn’t deny this; they said, quote, “</text:span>we realise that we’re not infallible<text:span text:style-name="T40">”.</text:span></text:p>
      <text:p text:style-name="P25"><text:span text:style-name="T1">[10 Min]</text:span> And we were all at the <text:span text:style-name="T1">Media Museum’s </text:span><text:span text:style-name="T11">Let’s Get Digital Late</text:span><text:span text:style-name="T43"> event the other week. Lots of people were there and a great time was had, folks, what were your highlights?</text:span></text:p>
      <text:p text:style-name="P25"/>
      <text:p text:style-name="P25"><text:soft-page-break/>The Media Museum -- our chum Gina -- is now starting to put together another one for February, so apparently they enjoyed having us all there. </text:p>
      <text:p text:style-name="P15">[1<text:span text:style-name="T38">2</text:span> 1/2 Min] You are listening to IT Stuff on BCB Radio 106.6FM - Logged In To Bradford</text:p>
      <text:p text:style-name="P6"><text:span text:style-name="T38">B</text:span>efore the end of the show we’ll be back at Leeds Hack<text:span text:style-name="T29">!</text:span></text:p>
      <text:p text:style-name="P20"><text:span text:style-name="T2">[1</text:span><text:span text:style-name="T6">3</text:span><text:span text:style-name="T2"> Min]</text:span><text:span text:style-name="T16"> But first we’ve got news of a new regular event for young people that’s coming up right here in Bradford, the first one will be this Saturday, that’s the 25</text:span><text:span text:style-name="T36">th</text:span><text:span text:style-name="T16"> of October.</text:span></text:p>
      <text:p text:style-name="P12"><text:span text:style-name="T41">It’s called CoderDojo. <text:s/>I didn’t know this, but a dojo is a place where people go to get good at judo. <text:s/>And similarly, </text:span>CoderDojo is an open source, volunteer led movement orientated around running free not-for-profit coding clubs and regular sessions for young people. <text:span text:style-name="T41">Y</text:span>oung people between 5 and 17 learn how to code, develop websites, apps, programs, games and more. Dojos are set up <text:span text:style-name="T41">and</text:span> run by volunteers, <text:span text:style-name="T41">in Bradford’s case it’s a chap called Paul Scott who has managed to get the city council’s backing and the use of the </text:span><text:span text:style-name="Strong_20_Emphasis"><text:span text:style-name="T24">Innovation Centre in Peckover Street. </text:span></text:span></text:p>
      <text:p text:style-name="P11"/>
      <text:p text:style-name="P13"><text:span text:style-name="T42">To get it going, there will be </text:span><text:span text:style-name="T25">stuff like an </text:span><text:span text:style-name="Strong_20_Emphasis"><text:span text:style-name="T18">Introduction to Scratch </text:span></text:span><text:span text:style-name="Strong_20_Emphasis"><text:span text:style-name="T25">and how to program</text:span></text:span><text:span text:style-name="Strong_20_Emphasis"><text:span text:style-name="T18"> Lego EV3 robots </text:span></text:span><text:span text:style-name="Strong_20_Emphasis"><text:span text:style-name="T25">and games stuff</text:span></text:span><text:span text:style-name="Strong_20_Emphasis"><text:span text:style-name="T18">. </text:span></text:span><text:span text:style-name="Strong_20_Emphasis"><text:span text:style-name="T25">And then after that, it’ll evolve to cover whatever folk are interested in. </text:span></text:span><text:span text:style-name="Strong_20_Emphasis"><text:span text:style-name="T23">It’s the very first one, so don’t be frightened of going, it’ll be the same for everyone, and it’s your chance to make it what you want! You will need a child, a parent, and a laptop. </text:span></text:span><text:span text:style-name="Strong_20_Emphasis"><text:span text:style-name="T25">There will be free refreshments! </text:span></text:span><text:span text:style-name="Strong_20_Emphasis"><text:span text:style-name="T26">There won’t be football!</text:span></text:span></text:p>
      <text:p text:style-name="P11"/>
      <text:p text:style-name="P14"><text:span text:style-name="T25">So that’s </text:span><text:span text:style-name="T18">Saturday </text:span><text:span text:style-name="Strong_20_Emphasis"><text:span text:style-name="T18">25th October 9:30 – 12:30 at the Innovation Centre Bradford </text:span></text:span><text:span text:style-name="Strong_20_Emphasis"><text:span text:style-name="T23">(that’s at Peckover St in Little Germany) </text:span></text:span><text:span text:style-name="Strong_20_Emphasis"><text:span text:style-name="T25">Everything you need to know at </text:span></text:span><text:span text:style-name="Strong_20_Emphasis"><text:span text:style-name="T23">www.ticbradford.com/coderdojo </text:span></text:span><text:span text:style-name="Strong_20_Emphasis"><text:span text:style-name="T26">and also coderdojo.com</text:span></text:span></text:p>
      <text:p text:style-name="P11"><text:span text:style-name="Strong_20_Emphasis"><text:span text:style-name="T23"/></text:span></text:p>
      <text:p text:style-name="P18"><text:span text:style-name="T4">[1</text:span><text:span text:style-name="T7">6</text:span><text:span text:style-name="T4"> Min]</text:span><text:span text:style-name="T19"> </text:span><text:span text:style-name="T20">And now we’re </text:span><text:span text:style-name="T23">once again</text:span><text:span text:style-name="T20"> back to </text:span><text:span text:style-name="T23">the recent </text:span><text:span text:style-name="T20">Leeds Hack</text:span><text:span text:style-name="T23"> event for some more of Brian’s interviews</text:span><text:span text:style-name="T20">. </text:span><text:span text:style-name="T22">If you’ve got bad teeth, m</text:span><text:span text:style-name="T21">ind your fillings, because Ice Cream is on the menu!</text:span></text:p>
      <text:p text:style-name="P10">DanIceC<text:span text:style-name="T33">ream, </text:span><text:span text:style-name="T31">GrahamDriverAttnM</text:span><text:span text:style-name="T32">onitor</text:span><text:span text:style-name="T31">, LeeXMLvalidator = 1:53 + 4:34 + 1:12 (7:39)</text:span></text:p>
      <text:p text:style-name="Standard"/>
      <text:p text:style-name="P7"><text:span text:style-name="T5">[2</text:span><text:span text:style-name="T7">4</text:span><text:span text:style-name="T5"> Min]</text:span><text:span text:style-name="T28"> I guess we should have warned you that Leeds Hack is not only about Minecraft and Robots, there are also serious people like Lee and Graham working on serious stuff</text:span>.<text:span text:style-name="T28"> Huge thanks to Brian. Don’t forget, we have our very own website at itstuff.org.uk which features Brian’s full Leeds Hack podcast, it’s up at the top where it says Bonus Content in big green friendly letters. It’s got all the interviews in high definition audio!</text:span></text:p>
      <text:p text:style-name="P17">That’s <text:span text:style-name="T35">about </text:span>it from IT Stuff, we’ll be back again in four weeks.</text:p>
      <text:p text:style-name="P19"><text:span text:style-name="T27">Reminding you of that </text:span><text:span text:style-name="Strong_20_Emphasis"><text:span text:style-name="T22">inaugural Bradford Coder Dojo event:<text:line-break/></text:span></text:span><text:span text:style-name="T1">Saturday </text:span><text:span text:style-name="Strong_20_Emphasis"><text:span text:style-name="T1">25th October 9:30 – 12:30 at the Innovation Centre Bradford<text:line-break/></text:span></text:span><text:span text:style-name="Strong_20_Emphasis"><text:span text:style-name="T7">(that’s at Peckover St in Little Germany)</text:span></text:span><text:span text:style-name="Strong_20_Emphasis"><text:span text:style-name="T1"><text:line-break/></text:span></text:span><text:span text:style-name="Strong_20_Emphasis"><text:span text:style-name="T7">http://www.ticbradford.com/coderdojo</text:span></text:span></text:p>
      <text:p text:style-name="P19"><text:span text:style-name="T17">And so we leave you with the voice of Rear Admiral Grace M. Hopper of the U.S. Navy, notorious to my generation as the Mother of Cobol but this is why history has already forgiven her. <text:s/>Tarra!</text:span></text:p>
      <text:p text:style-name="P5">[2<text:span text:style-name="T34">5</text:span> Min] <text:span text:style-name="T34">Outro: Grace Hopper 1 &amp; 2 --&gt; World Wide Web w/ gratuitous misogyny [~4m 48s]</text:span></text:p>
      <text:p text:style-name="P5">[29 Min 52 Sec] End</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arial" svg:font-family="arial,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4-10-22T13:29:31.833000536</dc:date>
    <meta:editing-duration>PT15M10S</meta:editing-duration>
    <meta:editing-cycles>11</meta:editing-cycles>
    <meta:generator>LibreOffice/4.3.2.2.0$Linux_X86_64 LibreOffice_project/430m0$Build-2</meta:generator>
    <meta:document-statistic meta:table-count="0" meta:image-count="0" meta:object-count="0" meta:page-count="2" meta:paragraph-count="33" meta:word-count="1106" meta:character-count="6316" meta:non-whitespace-character-count="5228"/>
  </office:meta>
</office:document-meta>
</file>